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svg:font-family="Helvetica, Arial, sans-serif"/>
    <style:font-face style:name="TeX Gyre Pagella Math" svg:font-family="'TeX Gyre Pagella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c5f0"/>
    </style:style>
    <style:style style:name="P2" style:family="paragraph" style:parent-style-name="Standard">
      <style:paragraph-properties fo:text-align="start" style:justify-single-word="false"/>
      <style:text-properties officeooo:paragraph-rsid="0019c5f0"/>
    </style:style>
    <style:style style:name="P3" style:family="paragraph" style:parent-style-name="Standard">
      <style:text-properties officeooo:rsid="0021b6a5" officeooo:paragraph-rsid="0026d651"/>
    </style:style>
    <style:style style:name="P4" style:family="paragraph" style:parent-style-name="Standard">
      <style:text-properties officeooo:rsid="0021d1ac" officeooo:paragraph-rsid="0021d1ac"/>
    </style:style>
    <style:style style:name="P5" style:family="paragraph" style:parent-style-name="Standard">
      <style:paragraph-properties fo:text-align="end" style:justify-single-word="false"/>
      <style:text-properties officeooo:rsid="002dac82" officeooo:paragraph-rsid="003c894c"/>
    </style:style>
    <style:style style:name="P6" style:family="paragraph" style:parent-style-name="Standard">
      <style:text-properties officeooo:rsid="0034ed39" officeooo:paragraph-rsid="0034ed39"/>
    </style:style>
    <style:style style:name="P7" style:family="paragraph" style:parent-style-name="Standard">
      <style:text-properties officeooo:rsid="003d05d6" officeooo:paragraph-rsid="00498b07"/>
    </style:style>
    <style:style style:name="P8" style:family="paragraph" style:parent-style-name="Standard">
      <style:text-properties officeooo:paragraph-rsid="003d336d"/>
    </style:style>
    <style:style style:name="P9" style:family="paragraph" style:parent-style-name="Standard">
      <style:text-properties officeooo:rsid="00599763" officeooo:paragraph-rsid="00af3d1e"/>
    </style:style>
    <style:style style:name="P10" style:family="paragraph" style:parent-style-name="Standard">
      <style:text-properties officeooo:rsid="006c4712" officeooo:paragraph-rsid="00745a60"/>
    </style:style>
    <style:style style:name="P11" style:family="paragraph" style:parent-style-name="Standard">
      <style:text-properties officeooo:rsid="00807b88" officeooo:paragraph-rsid="0083bdac"/>
    </style:style>
    <style:style style:name="P12" style:family="paragraph" style:parent-style-name="Standard">
      <style:text-properties officeooo:paragraph-rsid="0083bdac"/>
    </style:style>
    <style:style style:name="P13" style:family="paragraph" style:parent-style-name="Standard">
      <style:text-properties officeooo:rsid="00891fd2" officeooo:paragraph-rsid="00b192f6"/>
    </style:style>
    <style:style style:name="P14" style:family="paragraph" style:parent-style-name="Standard">
      <style:text-properties officeooo:paragraph-rsid="009f4948"/>
    </style:style>
    <style:style style:name="P15" style:family="paragraph" style:parent-style-name="Heading_20_3">
      <style:text-properties fo:font-size="13pt" style:font-size-asian="13pt" style:font-size-complex="13pt"/>
    </style:style>
    <style:style style:name="P16" style:family="paragraph" style:parent-style-name="Heading_20_3">
      <style:text-properties fo:font-size="15pt" style:font-size-asian="15pt" style:font-size-complex="15pt"/>
    </style:style>
    <style:style style:name="P17" style:family="paragraph" style:parent-style-name="Heading_20_3">
      <style:text-properties fo:font-size="15pt" officeooo:paragraph-rsid="008ecc96" style:font-size-asian="15pt" style:font-size-complex="15pt"/>
    </style:style>
    <style:style style:name="P18" style:family="paragraph" style:parent-style-name="Heading_20_1">
      <style:paragraph-properties fo:text-align="center" style:justify-single-word="false"/>
      <style:text-properties fo:font-size="20pt" style:font-size-asian="20pt" style:font-size-complex="20pt"/>
    </style:style>
    <style:style style:name="T1" style:family="text">
      <style:text-properties officeooo:rsid="0009a58e"/>
    </style:style>
    <style:style style:name="T2" style:family="text">
      <style:text-properties officeooo:rsid="0019c5f0"/>
    </style:style>
    <style:style style:name="T3" style:family="text">
      <style:text-properties officeooo:rsid="0021eaa6"/>
    </style:style>
    <style:style style:name="T4" style:family="text">
      <style:text-properties officeooo:rsid="0026d651"/>
    </style:style>
    <style:style style:name="T5" style:family="text">
      <style:text-properties officeooo:rsid="002dac82"/>
    </style:style>
    <style:style style:name="T6" style:family="text">
      <style:text-properties officeooo:rsid="00330a8f"/>
    </style:style>
    <style:style style:name="T7" style:family="text">
      <style:text-properties officeooo:rsid="003678b0"/>
    </style:style>
    <style:style style:name="T8" style:family="text">
      <style:text-properties officeooo:rsid="0039feac"/>
    </style:style>
    <style:style style:name="T9" style:family="text">
      <style:text-properties officeooo:rsid="003e58cd"/>
    </style:style>
    <style:style style:name="T10" style:family="text">
      <style:text-properties officeooo:rsid="003ead70"/>
    </style:style>
    <style:style style:name="T11" style:family="text">
      <style:text-properties officeooo:rsid="00434f5f"/>
    </style:style>
    <style:style style:name="T12" style:family="text">
      <style:text-properties officeooo:rsid="005a11e6"/>
    </style:style>
    <style:style style:name="T13" style:family="text">
      <style:text-properties officeooo:rsid="006fd4ed"/>
    </style:style>
    <style:style style:name="T14" style:family="text">
      <style:text-properties officeooo:rsid="00747406"/>
    </style:style>
    <style:style style:name="T15" style:family="text">
      <style:text-properties style:text-position="sub 58%" style:font-name="TeX Gyre Pagella Math" officeooo:rsid="00747406"/>
    </style:style>
    <style:style style:name="T16" style:family="text">
      <style:text-properties fo:color="#000000" style:text-position="0% 100%" style:font-name="Liberation Serif" fo:font-size="12pt" officeooo:rsid="007f26c8" fo:background-color="#ffffff" loext:char-shading-value="0" style:font-size-asian="12pt" style:font-size-complex="12pt"/>
    </style:style>
    <style:style style:name="T17" style:family="text">
      <style:text-properties fo:color="#000000" style:text-position="0% 100%" style:font-name="Liberation Serif" fo:font-size="12pt" fo:background-color="#ffffff" loext:char-shading-value="0" style:font-size-asian="12pt" style:font-size-complex="12pt"/>
    </style:style>
    <style:style style:name="T18" style:family="text">
      <style:text-properties fo:color="#000000" style:text-position="0% 100%" style:font-name="Liberation Serif" fo:font-size="12pt" officeooo:rsid="0082040d" fo:background-color="#ffffff" loext:char-shading-value="0" style:font-size-asian="12pt" style:font-size-complex="12pt"/>
    </style:style>
    <style:style style:name="T19" style:family="text">
      <style:text-properties fo:color="#000000" style:text-position="0% 100%" style:font-name="Liberation Serif" fo:font-size="12pt" officeooo:rsid="00847b8b" fo:background-color="#ffffff" loext:char-shading-value="0" style:font-size-asian="12pt" style:font-size-complex="12pt"/>
    </style:style>
    <style:style style:name="T20" style:family="text">
      <style:text-properties fo:color="#000000" style:text-position="0% 100%" style:font-name="Liberation Serif" fo:font-size="12pt" officeooo:rsid="0085d728" fo:background-color="#ffffff" loext:char-shading-value="0" style:font-size-asian="12pt" style:font-size-complex="12pt"/>
    </style:style>
    <style:style style:name="T21" style:family="text">
      <style:text-properties fo:color="#000000" style:text-position="0% 100%" style:font-name="Liberation Serif" fo:font-size="12pt" officeooo:rsid="0086d9e5" fo:background-color="#ffffff" loext:char-shading-value="0" style:font-size-asian="12pt" style:font-size-complex="12pt"/>
    </style:style>
    <style:style style:name="T22" style:family="text">
      <style:text-properties fo:color="#000000" style:text-position="0% 100%" style:font-name="Liberation Serif" fo:font-size="12pt" officeooo:rsid="00873bef" fo:background-color="#ffffff" loext:char-shading-value="0" style:font-size-asian="12pt" style:font-size-complex="12pt"/>
    </style:style>
    <style:style style:name="T23" style:family="text">
      <style:text-properties fo:color="#000000" style:text-position="0% 100%" style:font-name="Liberation Serif" fo:font-size="12pt" officeooo:rsid="00ae954b" fo:background-color="#ffffff" loext:char-shading-value="0" style:font-size-asian="12pt" style:font-size-complex="12pt"/>
    </style:style>
    <style:style style:name="T24" style:family="text">
      <style:text-properties officeooo:rsid="00892900"/>
    </style:style>
    <style:style style:name="T25" style:family="text">
      <style:text-properties officeooo:rsid="008ecc96"/>
    </style:style>
    <style:style style:name="T26" style:family="text">
      <style:text-properties fo:font-size="13pt" style:font-size-asian="13pt" style:font-size-complex="13pt"/>
    </style:style>
    <style:style style:name="T27" style:family="text">
      <style:text-properties officeooo:rsid="00951254"/>
    </style:style>
    <style:style style:name="T28" style:family="text">
      <style:text-properties officeooo:rsid="0098a46f"/>
    </style:style>
    <style:style style:name="T29" style:family="text">
      <style:text-properties officeooo:rsid="00af3d1e"/>
    </style:style>
    <style:style style:name="T30" style:family="text">
      <style:text-properties officeooo:rsid="00b192f6"/>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h text:style-name="P18" text:outline-level="1">Continual Assessment Number <text:span text:style-name="T2">4</text:span></text:h>
      <text:p text:style-name="P1"/>
      <text:h text:style-name="P16" text:outline-level="3">Introduction</text:h>
      <text:p text:style-name="P4">Due to the nature of black holes, <text:span text:style-name="T3">direct observations and measurements of black holes are almost impossible do but through the use of Kepler’s law and a companion star, measurements such as the mass of a black hole can be measured through indirect observations using the companion star.</text:span></text:p>
      <text:p text:style-name="P3">The aim of this report <text:span text:style-name="T4">is to discover whether or not a black hole lies inside the close binary system GS2000 through the use of Kepler’s law for binary systems, the measurement of the orbital period using the transit method and the measurement of the orbital velocity through the use of spectral analysis on the companion star.</text:span></text:p>
      <text:p text:style-name="P6">As the <text:span text:style-name="T7">primary</text:span> object inside the binary system GS2000 <text:span text:style-name="T7">is unknown, we shall henceforth call it a compact object.</text:span></text:p>
      <text:p text:style-name="P6"/>
      <text:p text:style-name="P8"><text:span text:style-name="T8">In order to determine the first step in our calculation of the mass of the compact object, we should first observe the equation in which the mass can be measured, which is the Kepler’s law for binary system, which is derived through Kepler’s third law and the equations of circular orbits.</text:span></text:p>
      <text:p text:style-name="P8"/>
      <text:p text:style-name="P8">Kepler's <text:span text:style-name="T9">law</text:span> for <text:span text:style-name="T10">b</text:span>inary <text:span text:style-name="T10">s</text:span>tars <text:span text:style-name="T5">is given below :-</text:span></text:p>
      <text:p text:style-name="P5"><draw:frame draw:style-name="fr1" draw:name="Object1" text:anchor-type="as-char" svg:y="-0.681cm" svg:width="3.687cm" svg:height="1.148cm" draw:z-index="0"><draw:object xlink:href="./Object 1" xlink:type="simple" xlink:show="embed" xlink:actuate="onLoad"/><draw:image xlink:href="./ObjectReplacements/Object 1" xlink:type="simple" xlink:show="embed" xlink:actuate="onLoad"/><svg:desc>formula</svg:desc></draw:frame> <text:s text:c="63"/><text:span text:style-name="T6">(1)</text:span></text:p>
      <text:p text:style-name="P7">Where Mx is the mass of the compact object, Mc is the mass of the companion star, <text:span text:style-name="T11">i is the inclination of the orbital plane, P is the binary period and K is the orbital velocity of the companion star.</text:span></text:p>
      <text:p text:style-name="P7"/>
      <text:p text:style-name="P9"><text:span text:style-name="T29">Through observing the spectral lines of the companion star, the</text:span> <text:span text:style-name="T24">radial </text:span>velocity of the <text:span text:style-name="T12">companion star can be found. Since the companion star is moving away and towards us when orbiting the compact object, the spectral lines of the companion star will be shifted slightly when moving away and towards us. We can therefore compare the doppler shifted spectral lines to a typical spectral lines of a template star, which can be described as a non moving star that is of a similar stellar type to the companion star. The radial velocity of the companion star is determined by trialling various radial velocities and doppler shifting the template star until the spectral lines of both stars overlap one another.</text:span></text:p>
      <text:p text:style-name="P10">The use of spectral lines to determine the radial velocities instead of the <text:span text:style-name="T13">overall spectrum of both companion and template stars is due to the overall shape of both spectrums are very much unknown and that the overlapping of both spectrums would become much more difficult.</text:span></text:p>
      <text:p text:style-name="P13"><text:span text:style-name="T30">By creating a plot of radial velocity with phase, t</text:span>he orbital velocity <text:span text:style-name="T24">can be found by finding the semi-amplitude of the companion star through least squares fitting of the velocity curve.</text:span></text:p>
      <text:p text:style-name="P10"/>
      <text:p text:style-name="P12"><text:span text:style-name="T14">The mass of the companion star is based on previous papers which state that the mass of the companion star is around 0.7M</text:span><text:span text:style-name="T15">⊙</text:span><text:span text:style-name="T14"> </text:span><text:reference-mark-start text:name="ADDIN CSL_CITATION {&quot;properties&quot;: {}, &quot;citationItems&quot;: [{&quot;id&quot;: &quot;ITEM-1&quot;, &quot;uris&quot;: [&quot;http://www.mendeley.com/documents/?uuid=237e2b94-4a45-4597-a2c4-ce64872135ec&quot;], &quot;itemData&quot;: {&quot;author&quot;: [{&quot;suffix&quot;: &quot;&quot;, &quot;family&quot;: &quot;Perrin&quot;, &quot;non-dropping-particle&quot;: &quot;&quot;, &quot;given&quot;: &quot;M.~N.&quot;, &quot;dropping-particle&quot;: &quot;&quot;, &quot;parse-names&quot;: false}], &quot;editor&quot;: [{&quot;suffix&quot;: &quot;&quot;, &quot;family&quot;: &quot;Hauck&quot;, &quot;non-dropping-particle&quot;: &quot;&quot;, &quot;given&quot;: &quot;B&quot;, &quot;dropping-particle&quot;: &quot;&quot;, &quot;parse-names&quot;: false}, {&quot;suffix&quot;: &quot;&quot;, &quot;family&quot;: &quot;Keenan&quot;, &quot;non-dropping-particle&quot;: &quot;&quot;, &quot;given&quot;: &quot;P.~C.&quot;, &quot;dropping-particle&quot;: &quot;&quot;, &quot;parse-names&quot;: false}, {&quot;suffix&quot;: &quot;&quot;, &quot;family&quot;: &quot;Morgan&quot;, &quot;non-dropping-particle&quot;: &quot;&quot;, &quot;given&quot;: &quot;W.~W.&quot;, &quot;dropping-particle&quot;: &quot;&quot;, &quot;parse-names&quot;: false}], &quot;id&quot;: &quot;ITEM-1&quot;, &quot;title&quot;: &quot;Mass Estimation of Twelve K Dwarfs&quot;, &quot;volume&quot;: &quot;72&quot;, &quot;container-title&quot;: &quot;Abundance Effects in Classification&quot;, &quot;page&quot;: &quot;167&quot;, &quot;issued&quot;: {&quot;date-parts&quot;: [[&quot;1976&quot;]]}, &quot;type&quot;: &quot;paper-conference&quot;, &quot;collection-title&quot;: &quot;IAU Symposium&quot;}}], &quot;schema&quot;: &quot;https://github.com/citation-style-language/schema/raw/master/csl-citation.json&quot;, &quot;mendeley&quot;: {&quot;previouslyFormattedCitation&quot;: &quot;(Perrin, 1976)&quot;, &quot;formattedCitation&quot;: &quot;(Perrin, 1976)&quot;, &quot;plainTextFormattedCitation&quot;: &quot;(Perrin, 1976)&quot;}} RND1exKnkb3ck"/><text:span text:style-name="T14">(Perrin, 1976)</text:span><text:reference-mark-end text:name="ADDIN CSL_CITATION {&quot;properties&quot;: {}, &quot;citationItems&quot;: [{&quot;id&quot;: &quot;ITEM-1&quot;, &quot;uris&quot;: [&quot;http://www.mendeley.com/documents/?uuid=237e2b94-4a45-4597-a2c4-ce64872135ec&quot;], &quot;itemData&quot;: {&quot;author&quot;: [{&quot;suffix&quot;: &quot;&quot;, &quot;family&quot;: &quot;Perrin&quot;, &quot;non-dropping-particle&quot;: &quot;&quot;, &quot;given&quot;: &quot;M.~N.&quot;, &quot;dropping-particle&quot;: &quot;&quot;, &quot;parse-names&quot;: false}], &quot;editor&quot;: [{&quot;suffix&quot;: &quot;&quot;, &quot;family&quot;: &quot;Hauck&quot;, &quot;non-dropping-particle&quot;: &quot;&quot;, &quot;given&quot;: &quot;B&quot;, &quot;dropping-particle&quot;: &quot;&quot;, &quot;parse-names&quot;: false}, {&quot;suffix&quot;: &quot;&quot;, &quot;family&quot;: &quot;Keenan&quot;, &quot;non-dropping-particle&quot;: &quot;&quot;, &quot;given&quot;: &quot;P.~C.&quot;, &quot;dropping-particle&quot;: &quot;&quot;, &quot;parse-names&quot;: false}, {&quot;suffix&quot;: &quot;&quot;, &quot;family&quot;: &quot;Morgan&quot;, &quot;non-dropping-particle&quot;: &quot;&quot;, &quot;given&quot;: &quot;W.~W.&quot;, &quot;dropping-particle&quot;: &quot;&quot;, &quot;parse-names&quot;: false}], &quot;id&quot;: &quot;ITEM-1&quot;, &quot;title&quot;: &quot;Mass Estimation of Twelve K Dwarfs&quot;, &quot;volume&quot;: &quot;72&quot;, &quot;container-title&quot;: &quot;Abundance Effects in Classification&quot;, &quot;page&quot;: &quot;167&quot;, &quot;issued&quot;: {&quot;date-parts&quot;: [[&quot;1976&quot;]]}, &quot;type&quot;: &quot;paper-conference&quot;, &quot;collection-title&quot;: &quot;IAU Symposium&quot;}}], &quot;schema&quot;: &quot;https://github.com/citation-style-language/schema/raw/master/csl-citation.json&quot;, &quot;mendeley&quot;: {&quot;previouslyFormattedCitation&quot;: &quot;(Perrin, 1976)&quot;, &quot;formattedCitation&quot;: &quot;(Perrin, 1976)&quot;, &quot;plainTextFormattedCitation&quot;: &quot;(Perrin, 1976)&quot;}} RND1exKnkb3ck"/><text:span text:style-name="T16">. Along with the mass of the companion star, the binary period was also determined to be 0.3440915 days </text:span><text:span text:style-name="T23">using the transit method </text:span><text:reference-mark-start text:name="ADDIN CSL_CITATION {&quot;properties&quot;: {}, &quot;citationItems&quot;: [{&quot;id&quot;: &quot;ITEM-1&quot;, &quot;uris&quot;: [&quot;http://www.mendeley.com/documents/?uuid=13d3e5c6-479c-4e10-b3d1-ac62e20e1bbd&quot;], &quot;itemData&quot;: {&quot;author&quot;: [{&quot;suffix&quot;: &quot;&quot;, &quot;family&quot;: &quot;Chevalier&quot;, &quot;non-dropping-particle&quot;: &quot;&quot;, &quot;given&quot;: &quot;C&quot;, &quot;dropping-particle&quot;: &quot;&quot;, &quot;parse-names&quot;: false}, {&quot;suffix&quot;: &quot;&quot;, &quot;family&quot;: &quot;Ilovaisky&quot;, &quot;non-dropping-particle&quot;: &quot;&quot;, &quot;given&quot;: &quot;S.~A.&quot;, &quot;dropping-particle&quot;: &quot;&quot;, &quot;parse-names&quot;: false}], &quot;id&quot;: &quot;ITEM-1&quot;, &quot;title&quot;: &quot;Optical studies of transient low-mass X-ray binaries. IV - A 10-hour distortion wave in the quiescent light curve of GS 2000 + 25&quot;, &quot;volume&quot;: &quot;269&quot;, &quot;container-title&quot;: &quot;\\aap&quot;, &quot;page&quot;: &quot;301-309&quot;, &quot;issued&quot;: {&quot;date-parts&quot;: [[&quot;1993&quot;, &quot;3&quot;]]}, &quot;type&quot;: &quot;article-journal&quot;}}], &quot;schema&quot;: &quot;https://github.com/citation-style-language/schema/raw/master/csl-citation.json&quot;, &quot;mendeley&quot;: {&quot;previouslyFormattedCitation&quot;: &quot;(Chevalier &amp; Ilovaisky, 1993)&quot;, &quot;formattedCitation&quot;: &quot;(Chevalier &amp; Ilovaisky, 1993)&quot;, &quot;plainTextFormattedCitation&quot;: &quot;(Chevalier &amp; Ilovaisky, 1993)&quot;}} RNDZ8C6nWeNMl"/><text:span text:style-name="T23">(Chevalier &amp; Ilovaisky, 1993)</text:span><text:reference-mark-end text:name="ADDIN CSL_CITATION {&quot;properties&quot;: {}, &quot;citationItems&quot;: [{&quot;id&quot;: &quot;ITEM-1&quot;, &quot;uris&quot;: [&quot;http://www.mendeley.com/documents/?uuid=13d3e5c6-479c-4e10-b3d1-ac62e20e1bbd&quot;], &quot;itemData&quot;: {&quot;author&quot;: [{&quot;suffix&quot;: &quot;&quot;, &quot;family&quot;: &quot;Chevalier&quot;, &quot;non-dropping-particle&quot;: &quot;&quot;, &quot;given&quot;: &quot;C&quot;, &quot;dropping-particle&quot;: &quot;&quot;, &quot;parse-names&quot;: false}, {&quot;suffix&quot;: &quot;&quot;, &quot;family&quot;: &quot;Ilovaisky&quot;, &quot;non-dropping-particle&quot;: &quot;&quot;, &quot;given&quot;: &quot;S.~A.&quot;, &quot;dropping-particle&quot;: &quot;&quot;, &quot;parse-names&quot;: false}], &quot;id&quot;: &quot;ITEM-1&quot;, &quot;title&quot;: &quot;Optical studies of transient low-mass X-ray binaries. IV - A 10-hour distortion wave in the quiescent light curve of GS 2000 + 25&quot;, &quot;volume&quot;: &quot;269&quot;, &quot;container-title&quot;: &quot;\\aap&quot;, &quot;page&quot;: &quot;301-309&quot;, &quot;issued&quot;: {&quot;date-parts&quot;: [[&quot;1993&quot;, &quot;3&quot;]]}, &quot;type&quot;: &quot;article-journal&quot;}}], &quot;schema&quot;: &quot;https://github.com/citation-style-language/schema/raw/master/csl-citation.json&quot;, &quot;mendeley&quot;: {&quot;previouslyFormattedCitation&quot;: &quot;(Chevalier &amp; Ilovaisky, 1993)&quot;, &quot;formattedCitation&quot;: &quot;(Chevalier &amp; Ilovaisky, 1993)&quot;, &quot;plainTextFormattedCitation&quot;: &quot;(Chevalier &amp; Ilovaisky, 1993)&quot;}} RNDZ8C6nWeNMl"/><text:span text:style-name="T23">⁠</text:span><text:span text:style-name="T16">. </text:span></text:p>
      <text:p text:style-name="P12"><text:span text:style-name="T16"/></text:p>
      <text:p text:style-name="P11"><text:span text:style-name="T16">T</text:span><text:span text:style-name="T17">hrough the use of </text:span><text:span text:style-name="T18">Monte-Carlo error propagation techniques, we can </text:span><text:span text:style-name="T19">trial several </text:span><text:span text:style-name="T20">inclines with the knowledge that the incline of the plane must be greater than 0 degrees, simply do to the fact that the mass of the compact object in equation 1 shoots to infinity as the incline falls to 0 degrees. </text:span><text:span text:style-name="T21">With this same thought process we can estimate the minimum mass of the compact object </text:span><text:span text:style-name="T22">by using 90 degrees as the incline of the plane.</text:span></text:p>
      <text:h text:style-name="P17" text:outline-level="3"><text:soft-page-break/><text:span text:style-name="T25">Analysis</text:span></text:h>
      <text:h text:style-name="P15" text:outline-level="3">Cross-Correlations</text:h>
      <text:p text:style-name="Standard">Thirteen different spectra of GS2000 were produced by W. M. Keck Observatory, each different spectra relating to thirteen different binary phases.</text:p>
      <text:p text:style-name="Standard"><text:span text:style-name="T27">Using the spectra of the companion star provided by </text:span>W. M. Keck Observatory, <text:span text:style-name="T28">we proceeded to cross-correlate the spectra of the companion star with a template star. The first hurdle in our cross-correlation was to decide on the stellar type of the template star since the stellar type of the companion star was unknown. Since the Keck Observatory also provided spectra of several different stellar types in which the absorption lines were clearly visible, we trialled and compared all possible stellar types with the companion star and used chi-squared minimisation to find the closest stellar type to the companion star.</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svg:font-family="Helvetica, Arial, sans-serif"/>
    <style:font-face style:name="TeX Gyre Pagella Math" svg:font-family="'TeX Gyre Pagella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0:47:26.873823103</meta:creation-date>
    <dc:date>2017-12-21T01:21:27.910999976</dc:date>
    <meta:editing-duration>P7DT19H5M52S</meta:editing-duration>
    <meta:editing-cycles>124</meta:editing-cycles>
    <meta:generator>LibreOffice/5.1.6.2$Linux_X86_64 LibreOffice_project/10m0$Build-2</meta:generator>
    <meta:document-statistic meta:table-count="0" meta:image-count="0" meta:object-count="1" meta:page-count="2" meta:paragraph-count="19" meta:word-count="683" meta:character-count="4111" meta:non-whitespace-character-count="3360"/>
    <meta:user-defined meta:name="Mendeley Citation Style_1">http://www.zotero.org/styles/apa</meta:user-defined>
    <meta:user-defined meta:name="Mendeley Document_1">True</meta:user-defined>
    <meta:user-defined meta:name="Mendeley Unique User Id_1">11158de1-8307-38f1-b283-010d7e7a5f0f</meta:user-defined>
    <meta:user-defined meta:name="Mendeley_Bookmark_c4hpvTbS5Z_1">ADDIN CSL_CITATION {"properties": {}, "citationItems": [{"id": "ITEM-1", "uris": ["http://www.mendeley.com/documents/?uuid=237e2b94-4a45-4597-a2c4-ce64872135ec"], "itemData": {"author": [{"suffix": "", "family": "Perrin", "non-dropping-particle": "", "giv</meta:user-defined>
    <meta:user-defined meta:name="Mendeley_Bookmark_c4hpvTbS5Z_2" meta:value-type="string">en": "M.~N.", "dropping-particle": "", "parse-names": false}], "editor": [{"suffix": "", "family": "Hauck", "non-dropping-particle": "", "given": "B", "dropping-particle": "", "parse-names": false}, {"suffix": "", "family": "Keenan", "non-dropping-particl</meta:user-defined>
    <meta:user-defined meta:name="Mendeley_Bookmark_c4hpvTbS5Z_3" meta:value-type="string">e": "", "given": "P.~C.", "dropping-particle": "", "parse-names": false}, {"suffix": "", "family": "Morgan", "non-dropping-particle": "", "given": "W.~W.", "dropping-particle": "", "parse-names": false}], "id": "ITEM-1", "title": "Mass Estimation of Twelv</meta:user-defined>
    <meta:user-defined meta:name="Mendeley_Bookmark_c4hpvTbS5Z_4" meta:value-type="string">e K Dwarfs", "volume": "72", "container-title": "Abundance Effects in Classification", "page": "167", "issued": {"date-parts": [["1976"]]}, "type": "paper-conference", "collection-title": "IAU Symposium"}}], "schema": "https://github.com/citation-style-la</meta:user-defined>
    <meta:user-defined meta:name="Mendeley_Bookmark_c4hpvTbS5Z_5" meta:value-type="string">nguage/schema/raw/master/csl-citation.json", "mendeley": {"formattedCitation": "(Perrin, 1976)", "plainTextFormattedCitation": "(Perrin, 1976)"}}</meta:user-defined>
  </office:meta>
</office:document-meta>
</file>

<file path=Object 1/content.xml><?xml version="1.0" encoding="utf-8"?>
<math xmlns="http://www.w3.org/1998/Math/MathML" display="block">
  <semantics>
    <mrow>
      <mfrac>
        <mrow>
          <msup>
            <mi mathvariant="italic">Mx</mi>
            <mn>3</mn>
          </msup>
          <mrow>
            <msup>
              <mi>sin</mi>
              <mn>3</mn>
            </msup>
            <mi>i</mi>
          </mrow>
        </mrow>
        <msup>
          <mrow>
            <mo fence="true" stretchy="false">(</mo>
            <mrow>
              <mrow>
                <mi mathvariant="italic">Mx</mi>
                <mo stretchy="false">+</mo>
                <mi mathvariant="italic">Mc</mi>
              </mrow>
            </mrow>
            <mo fence="true" stretchy="false">)</mo>
          </mrow>
          <mn>2</mn>
        </msup>
      </mfrac>
      <mrow/>
      <mrow/>
      <mrow>
        <mrow/>
        <mo stretchy="false">=</mo>
        <mrow/>
      </mrow>
      <mrow/>
      <mfrac>
        <mrow>
          <mi>P</mi>
          <msup>
            <mi>K</mi>
            <mn>3</mn>
          </msup>
        </mrow>
        <mrow>
          <mn>2</mn>
          <mi mathvariant="normal">π</mi>
          <mi>G</mi>
        </mrow>
      </mfrac>
    </mrow>
    <annotation encoding="StarMath 5.0">{{Mx^3} { sin^3 i }} over { ( Mx + Mc )^2 } {}{}{} = { }{ } { P K^3 } over { 2 %pi G }</annotation>
  </semantics>
</math>
</file>